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teiro para desenvolvimento</text:h>
      <text:list xml:id="list880094410" text:style-name="L1">
        <text:list-item>
          <text:p text:style-name="P1">Definição das tecnologias a serem empregadas</text:p>
        </text:list-item>
        <text:list-item>
          <text:p text:style-name="P1">Montagem do ambiente de trabalho</text:p>
        </text:list-item>
        <text:list-item>
          <text:p text:style-name="P1">Esquema do banco de dados</text:p>
        </text:list-item>
        <text:list-item>
          <text:p text:style-name="P1">Organização dos arquivos</text:p>
        </text:list-item>
        <text:list-item>
          <text:p text:style-name="P1">Fluxo do aplicativo</text:p>
        </text:list-item>
        <text:list-item>
          <text:p text:style-name="P1">Definição das classes e métodos da biblioteca listadin.php</text:p>
        </text:list-item>
        <text:list-item>
          <text:p text:style-name="P1">Desenvolvimento da biblioteca listadin.php</text:p>
        </text:list-item>
        <text:list-item>
          <text:p text:style-name="P1">Fase de teste</text:p>
        </text:list-item>
        <text:list-item>
          <text:p text:style-name="P1">Conclus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22:00:51</meta:creation-date>
    <dc:date>2012-07-31T22:11:53</dc:date>
    <meta:editing-duration>P0D</meta:editing-duration>
    <meta:editing-cycles>1</meta:editing-cycles>
    <meta:document-statistic meta:table-count="0" meta:image-count="0" meta:object-count="0" meta:page-count="1" meta:paragraph-count="10" meta:word-count="50" meta:character-count="46" meta:non-whitespace-character-count="281"/>
    <meta:generator>LibreOffice/3.5$Linux_X86_64 LibreOffice_project/350m1$Build-2</meta:generator>
  </office:meta>
</office:document-meta>
</file>